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Title">
      <style:text-properties style:font-name="Arial" fo:font-size="14pt" officeooo:paragraph-rsid="001a571a" style:font-size-asian="14pt" style:font-size-complex="14pt"/>
    </style:style>
    <style:style style:name="P2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size-complex="10.5pt"/>
    </style:style>
    <style:style style:name="P4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officeooo:paragraph-rsid="001a571a" style:font-size-asian="10.5pt" style:font-size-complex="10.5pt"/>
    </style:style>
    <style:style style:name="P5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paragraph-rsid="001a571a" style:font-size-asian="10.5pt" style:font-style-asian="normal" style:font-size-complex="10.5pt" style:font-style-complex="normal"/>
    </style:style>
    <style:style style:name="P6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rsid="001b9154" officeooo:paragraph-rsid="001b9154" style:font-size-asian="10.5pt" style:font-style-asian="normal" style:font-size-complex="10.5pt" style:font-style-complex="normal"/>
    </style:style>
    <style:style style:name="P7" style:family="paragraph" style:parent-style-name="UrbanBody">
      <style:text-properties style:font-name="Arial" fo:font-size="10.5pt" officeooo:paragraph-rsid="001a571a" style:font-size-asian="10.5pt" style:font-size-complex="10.5pt"/>
    </style:style>
    <style:style style:name="P8" style:family="paragraph" style:parent-style-name="UrbanBody">
      <style:paragraph-properties fo:text-align="end" style:justify-single-word="false"/>
      <style:text-properties style:font-name="Arial" fo:font-size="10.5pt" officeooo:paragraph-rsid="001a571a" style:font-size-asian="10.5pt" style:font-size-complex="10.5pt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text-transform="uppercase"/>
    </style:style>
    <style:style style:name="T2" style:family="text">
      <style:text-properties fo:text-transform="uppercase" officeooo:rsid="00072bdd"/>
    </style:style>
    <style:style style:name="T3" style:family="text">
      <style:text-properties fo:text-transform="uppercase" officeooo:rsid="00090719"/>
    </style:style>
    <style:style style:name="T4" style:family="text">
      <style:text-properties fo:text-transform="uppercase" officeooo:rsid="0028891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text-line-through-style="none" style:text-line-through-type="none" fo:language="fr" fo:country="FR" fo:background-color="transparent" loext:char-shading-value="0" style:font-weight-asian="normal" style:font-weight-complex="normal"/>
    </style:style>
    <style:style style:name="T7" style:family="text">
      <style:text-properties officeooo:rsid="0005ad24"/>
    </style:style>
    <style:style style:name="T8" style:family="text">
      <style:text-properties style:text-underline-style="none" fo:font-weight="normal"/>
    </style:style>
    <style:style style:name="T9" style:family="text">
      <style:text-properties fo:background-color="transparent" loext:char-shading-value="0"/>
    </style:style>
    <style:style style:name="T10" style:family="text">
      <style:text-properties fo:background-color="transparent" loext:char-shading-value="0" style:font-weight-asian="normal" style:font-weight-complex="normal"/>
    </style:style>
    <style:style style:name="T11" style:family="text">
      <style:text-properties officeooo:rsid="00072bdd" fo:background-color="transparent" loext:char-shading-value="0" style:font-weight-asian="normal" style:font-weight-complex="normal"/>
    </style:style>
    <style:style style:name="T12" style:family="text">
      <style:text-properties officeooo:rsid="0003b413" fo:background-color="transparent" loext:char-shading-value="0" style:font-weight-asian="normal" style:font-weight-complex="normal"/>
    </style:style>
    <style:style style:name="T13" style:family="text">
      <style:text-properties officeooo:rsid="00051fc3" fo:background-color="transparent" loext:char-shading-value="0" style:font-weight-asian="normal" style:font-weight-complex="normal"/>
    </style:style>
    <style:style style:name="T14" style:family="text">
      <style:text-properties officeooo:rsid="00001613" fo:background-color="transparent" loext:char-shading-value="0" style:font-weight-asian="normal" style:font-weight-complex="normal"/>
    </style:style>
    <style:style style:name="T15" style:family="text">
      <style:text-properties officeooo:rsid="0001c069" fo:background-color="transparent" loext:char-shading-value="0" style:font-weight-asian="normal" style:font-weight-complex="normal"/>
    </style:style>
    <style:style style:name="T16" style:family="text">
      <style:text-properties officeooo:rsid="0027ff78" fo:background-color="transparent" loext:char-shading-value="0" style:font-weight-asian="normal" style:font-weight-complex="normal"/>
    </style:style>
    <style:style style:name="T17" style:family="text">
      <style:text-properties officeooo:rsid="0005ad24" fo:background-color="transparent" loext:char-shading-value="0"/>
    </style:style>
    <style:style style:name="T18" style:family="text">
      <style:text-properties fo:font-style="italic" fo:background-color="transparent" loext:char-shading-value="0" style:font-style-asian="italic" style:font-weight-asian="normal" style:font-style-complex="italic" style:font-weight-complex="normal"/>
    </style:style>
    <style:style style:name="T19" style:family="text">
      <style:text-properties fo:font-style="normal" fo:background-color="transparent" loext:char-shading-value="0" style:font-style-asian="normal" style:font-weight-asian="normal" style:font-style-complex="normal" style:font-weight-complex="normal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Frame1" text:anchor-type="paragraph" svg:x="-0.011cm" svg:y="-0.011cm" svg:width="7.13cm" svg:height="5.717cm" draw:z-index="0"><draw:text-box><text:p text:style-name="Standard"><office:annotation><dc:creator>sde </dc:creator><dc:date>2011-07-26T10:00:42</dc:date><text:p text:style-name="P9"><text:span text:style-name="T20">do text</text:span></text:p><text:p text:style-name="P9"><text:span text:style-name="T20">from document(at=header, format='odt')</text:span></text:p></office:annotation>Import depuis header.odt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<text:span text:style-name="T4">Certificat</text:span><text:span text:style-name="T1"> d'affichage </text:span><text:span text:style-name="T2">DE LA </text:span><text:span text:style-name="T3">DÉCISION</text:span></text:p>
      <text:p text:style-name="P7"/>
      <text:p text:style-name="P7"><office:annotation><dc:creator>sde </dc:creator><dc:date>2011-07-27T10:02:17</dc:date><text:p text:style-name="P10"><text:span text:style-name="T24">do text</text:span></text:p><text:p text:style-name="P10"><text:span text:style-name="T24">from document(at=reference, format='odt')</text:span></text:p></office:annotation>Import depuis reference.odt</text:p>
      <text:p text:style-name="P7"/>
      <text:p text:style-name="P7"><office:annotation><dc:creator>Gauthier Bastien</dc:creator><dc:date>2011-02-16T16:12:24</dc:date><text:p text:style-name="P10"><text:span text:style-name="T23">do text if self.hasMultipleApplicants()</text:span></text:p></office:annotation><text:span text:style-name="T5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0"><text:span text:style-name="T22">do text if self.hasSingleApplicant()</text:span></text:p></office:annotation><text:span text:style-name="T5">Demandeur :</text:span> <text:text-input text:description="Demandeurs">self.getApplicantsSignaletic()</text:text-input></text:p>
      <text:p text:style-name="P7"><text:span text:style-name="T5">Objet :</text:span> <text:text-input text:description="Objet des travaux">self.getLicenceSubject()</text:text-input></text:p>
      <text:p text:style-name="P7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self.getPortionOutsText()</text:text-input></text:p>
      <text:p text:style-name="P2"/>
      <text:p text:style-name="P3"><text:span text:style-name="T11">Le Bourgmestre de </text:span><text:span text:style-name="T11"><text:text-input text:description="">tool.getCityName()</text:text-input></text:span><text:span text:style-name="T10"><text:s/>certifie que </text:span><text:span text:style-name="T11">la décision du Collège communal</text:span><text:span text:style-name="T12">,</text:span><text:span text:style-name="T10"> </text:span><text:span text:style-name="T16">conformément au décret du 5 février 2015 relatif aux implantations commerciales</text:span><text:span text:style-name="T14">,</text:span><text:span text:style-name="T10"> sur </text:span><text:span text:style-name="T11">la demande </text:span><text:span text:style-name="T10">de permis </text:span><text:span text:style-name="T16">intégré</text:span><text:span text:style-name="T13">,</text:span><text:span text:style-name="T10"> a été affiché</text:span><text:span text:style-name="T11">e</text:span><text:span text:style-name="T10"> par l</text:span><text:span text:style-name="T15">a Commune de </text:span><text:span text:style-name="T15"><text:text-input text:description="">tool.getCityName()</text:text-input></text:span><text:span text:style-name="T10"><text:s/>à partir du </text:span><text:span text:style-name="T6"><text:text-input text:description="Objet du permis">licence_view.format_date(self.getLastDisplayingTheDecision().getDisplayDate())</text:text-input></text:span><text:span text:style-name="T6"><text:s/></text:span><text:span text:style-name="T18"><text:s/></text:span><text:span text:style-name="T19">sur la</text:span><text:span text:style-name="T18"> </text:span><text:span text:style-name="T9">parcelle de terrain où les travaux sont à exécuter ou les actes à accomplir </text:span><text:span text:style-name="T17">soit à 4 endroits proc</text:span><text:span text:style-name="T7">hes du lieu d’exploitation le long d’une voirie carrossable et</text:span> <text:span text:style-name="T7">aux valves de la Commune de </text:span><text:span text:style-name="T7"><text:text-input text:description="">tool.getCityName()</text:text-input></text:span><text:span text:style-name="T7">.</text:span></text:p>
      <text:p text:style-name="P3"/>
      <text:p text:style-name="P4"><text:span text:style-name="T8">Fait à </text:span><text:span text:style-name="T8"><text:text-input text:description="">tool.getCityName()</text:text-input></text:span><text:span text:style-name="T8"><text:s/>le </text:span><text:span text:style-name="T8"><text:text-input text:description="Date fin enquête">licence_view.format_date(self.getLastInquiry().getInvestigationEnd())</text:text-input></text:span><text:span text:style-name="T8">.</text:span></text:p>
      <text:p text:style-name="P5"/>
      <text:p text:style-name="P6"><office:annotation><dc:creator>bleybaert</dc:creator><dc:date>2018-07-20T13:49:50</dc:date><loext:sender-initials>ble</loext:sender-initials><text:p text:style-name="P10"><text:span text:style-name="T21">do text</text:span></text:p><text:p text:style-name="P10"><text:span text:style-name="T21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7-20T13:46:32.680258066</meta:creation-date>
    <dc:date>2018-11-30T09:36:16.699366059</dc:date>
    <meta:editing-duration>PT11M55S</meta:editing-duration>
    <meta:editing-cycles>21</meta:editing-cycles>
    <meta:generator>LibreOffice/6.0.6.2$Linux_X86_64 LibreOffice_project/00m0$Build-2</meta:generator>
    <dc:creator>bleybaert</dc:creator>
    <meta:document-statistic meta:table-count="0" meta:image-count="0" meta:object-count="0" meta:page-count="1" meta:paragraph-count="10" meta:word-count="137" meta:character-count="1006" meta:non-whitespace-character-count="902"/>
  </office:meta>
</office:document-meta>
</file>